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Numeracion">
      <style:text-properties style:font-name="Arial" fo:font-weight="normal" style:font-weight-asian="normal" style:font-weight-complex="normal"/>
    </style:style>
    <style:style style:name="P7" style:family="paragraph" style:parent-style-name="Numeracion">
      <style:text-properties style:font-name="Arial" fo:font-weight="normal" officeooo:paragraph-rsid="002433c7" style:font-weight-asian="normal" style:font-weight-complex="normal"/>
    </style:style>
    <style:style style:name="P8" style:family="paragraph" style:parent-style-name="Numeracion">
      <style:text-properties style:font-name="Arial" fo:font-weight="normal" officeooo:rsid="002ba716" officeooo:paragraph-rsid="002ba716" style:font-weight-asian="normal" style:font-weight-complex="normal"/>
    </style:style>
    <style:style style:name="P9" style:family="paragraph" style:parent-style-name="Numeracion">
      <style:text-properties style:font-name="Arial" fo:font-weight="normal" officeooo:rsid="002bef72" officeooo:paragraph-rsid="002bef72" style:font-weight-asian="normal" style:font-weight-complex="normal"/>
    </style:style>
    <style:style style:name="P10" style:family="paragraph" style:parent-style-name="Numeracion">
      <style:text-properties style:font-name="Arial" fo:font-weight="normal" officeooo:rsid="002d0cd1" officeooo:paragraph-rsid="002d0cd1" style:font-weight-asian="normal" style:font-weight-complex="normal"/>
    </style:style>
    <style:style style:name="P11" style:family="paragraph" style:parent-style-name="Numeracion">
      <style:text-properties style:font-name="Arial" fo:font-weight="normal" officeooo:rsid="002eadb3" officeooo:paragraph-rsid="002eadb3" style:font-weight-asian="normal" style:font-weight-complex="normal"/>
    </style:style>
    <style:style style:name="P12" style:family="paragraph" style:parent-style-name="Numeracion">
      <style:text-properties fo:color="#000000" style:font-name="Arial" style:text-underline-style="none" fo:font-weight="normal" officeooo:rsid="00313474" officeooo:paragraph-rsid="002d0cd1" style:font-weight-asian="normal" style:font-weight-complex="normal"/>
    </style:style>
    <style:style style:name="P13" style:family="paragraph" style:parent-style-name="Standard" style:master-page-name="Standard">
      <style:paragraph-properties fo:text-align="justify" style:justify-single-word="false" style:page-number="1"/>
      <style:text-properties style:font-name="Arial" fo:font-size="6pt" fo:font-weight="bold" style:font-size-asian="6pt" style:font-weight-asian="bold" style:font-size-complex="6pt" style:font-weight-complex="bold"/>
    </style:style>
    <style:style style:name="P14" style:family="paragraph" style:parent-style-name="Numeracion" style:list-style-name="L1">
      <style:text-properties style:font-name="Arial" fo:font-weight="normal" style:font-weight-asian="normal" style:font-weight-complex="normal"/>
    </style:style>
    <style:style style:name="P15" style:family="paragraph" style:parent-style-name="Numeracion" style:list-style-name="L1">
      <style:text-properties style:font-name="Arial" fo:font-weight="normal" officeooo:paragraph-rsid="002433c7" style:font-weight-asian="normal" style:font-weight-complex="normal"/>
    </style:style>
    <style:style style:name="P16" style:family="paragraph" style:parent-style-name="Numeracion" style:list-style-name="L1">
      <style:text-properties style:font-name="Arial" fo:font-weight="normal" officeooo:paragraph-rsid="0028815b" style:font-weight-asian="normal" style:font-weight-complex="normal"/>
    </style:style>
    <style:style style:name="P17" style:family="paragraph" style:parent-style-name="Numeracion" style:list-style-name="L1">
      <style:text-properties style:font-name="Arial" fo:font-weight="normal" officeooo:rsid="002ba716" officeooo:paragraph-rsid="002ba716" style:font-weight-asian="normal" style:font-weight-complex="normal"/>
    </style:style>
    <style:style style:name="P18" style:family="paragraph" style:parent-style-name="Numeracion" style:list-style-name="L1">
      <style:text-properties style:font-name="Arial" fo:font-weight="normal" officeooo:rsid="002bef72" officeooo:paragraph-rsid="002bef72" style:font-weight-asian="normal" style:font-weight-complex="normal"/>
    </style:style>
    <style:style style:name="P19" style:family="paragraph" style:parent-style-name="Numeracion" style:list-style-name="L1">
      <style:text-properties style:font-name="Arial" fo:font-weight="normal" officeooo:rsid="002433c7" officeooo:paragraph-rsid="002433c7" style:font-weight-asian="normal" style:font-weight-complex="normal"/>
    </style:style>
    <style:style style:name="P20" style:family="paragraph" style:parent-style-name="Numeracion" style:list-style-name="L1">
      <style:text-properties style:font-name="Arial" fo:font-weight="normal" officeooo:rsid="002d0cd1" officeooo:paragraph-rsid="002d0cd1" style:font-weight-asian="normal" style:font-weight-complex="normal"/>
    </style:style>
    <style:style style:name="P21" style:family="paragraph" style:parent-style-name="Numeracion" style:list-style-name="L1">
      <style:text-properties style:font-name="Arial" fo:font-weight="normal" officeooo:rsid="001e7f8e" officeooo:paragraph-rsid="002433c7" style:font-weight-asian="normal" style:font-weight-complex="normal"/>
    </style:style>
    <style:style style:name="P22" style:family="paragraph" style:parent-style-name="Numeracion" style:list-style-name="L1">
      <style:text-properties style:font-name="Arial" fo:font-weight="normal" officeooo:rsid="001e8e9d" officeooo:paragraph-rsid="001e8e9d" style:font-weight-asian="normal" style:font-weight-complex="normal"/>
    </style:style>
    <style:style style:name="P23" style:family="paragraph" style:parent-style-name="Numeracion" style:list-style-name="L1">
      <style:text-properties style:font-name="Arial" fo:font-weight="normal" officeooo:rsid="001e8e9d" officeooo:paragraph-rsid="002d0cd1" style:font-weight-asian="normal" style:font-weight-complex="normal"/>
    </style:style>
    <style:style style:name="P24" style:family="paragraph" style:parent-style-name="Numeracion" style:list-style-name="L1">
      <style:text-properties style:font-name="Arial" fo:font-weight="normal" officeooo:rsid="001fa358" officeooo:paragraph-rsid="001fa358" style:font-weight-asian="normal" style:font-weight-complex="normal"/>
    </style:style>
    <style:style style:name="P25" style:family="paragraph" style:parent-style-name="Numeracion" style:list-style-name="L1">
      <style:text-properties style:font-name="Arial" fo:font-weight="normal" officeooo:rsid="002eadb3" officeooo:paragraph-rsid="002eadb3" style:font-weight-asian="normal" style:font-weight-complex="normal"/>
    </style:style>
    <style:style style:name="P26" style:family="paragraph" style:parent-style-name="Numeracion" style:list-style-name="L1">
      <style:text-properties style:font-name="Arial" fo:font-weight="normal" officeooo:rsid="0025989f" officeooo:paragraph-rsid="0025989f" style:font-weight-asian="normal" style:font-weight-complex="normal"/>
    </style:style>
    <style:style style:name="P27" style:family="paragraph" style:parent-style-name="Numeracion" style:list-style-name="L1">
      <style:text-properties style:font-name="Arial" fo:font-weight="normal" officeooo:rsid="003daaf0" officeooo:paragraph-rsid="003daaf0" style:font-weight-asian="normal" style:font-weight-complex="normal"/>
    </style:style>
    <style:style style:name="P28" style:family="paragraph" style:parent-style-name="Numeracion" style:list-style-name="L1" style:master-page-name="">
      <loext:graphic-properties draw:fill="none"/>
      <style:paragraph-properties fo:margin-top="0cm" fo:margin-bottom="0.9cm" loext:contextual-spacing="false" fo:text-align="justify" style:justify-single-word="false" style:page-number="auto" fo:background-color="transparent" style:shadow="none"/>
      <style:text-properties style:font-name="Arial" fo:font-weight="normal" officeooo:paragraph-rsid="0028815b" style:font-weight-asian="normal" style:font-weight-complex="normal"/>
    </style:style>
    <style:style style:name="P29" style:family="paragraph" style:parent-style-name="Numeracion" style:list-style-name="L1">
      <loext:graphic-properties draw:fill="none"/>
      <style:paragraph-properties fo:margin-top="0cm" fo:margin-bottom="0.9cm" loext:contextual-spacing="false" fo:text-align="justify" style:justify-single-word="false" fo:background-color="transparent" style:shadow="none"/>
      <style:text-properties style:font-name="Arial" fo:font-weight="normal" officeooo:rsid="00313474" officeooo:paragraph-rsid="00313474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officeooo:rsid="001d6f5e"/>
    </style:style>
    <style:style style:name="T3" style:family="text">
      <style:text-properties officeooo:rsid="001e2c73"/>
    </style:style>
    <style:style style:name="T4" style:family="text">
      <style:text-properties officeooo:rsid="001e7f8e"/>
    </style:style>
    <style:style style:name="T5" style:family="text">
      <style:text-properties officeooo:rsid="001e8e9d"/>
    </style:style>
    <style:style style:name="T6" style:family="text">
      <style:text-properties officeooo:rsid="001fa358"/>
    </style:style>
    <style:style style:name="T7" style:family="text">
      <style:text-properties fo:font-style="italic" officeooo:rsid="001fa358" style:font-style-asian="italic" style:font-style-complex="italic"/>
    </style:style>
    <style:style style:name="T8" style:family="text">
      <style:text-properties officeooo:rsid="00218724"/>
    </style:style>
    <style:style style:name="T9" style:family="text">
      <style:text-properties officeooo:rsid="002433c7"/>
    </style:style>
    <style:style style:name="T10" style:family="text">
      <style:text-properties officeooo:rsid="0028815b"/>
    </style:style>
    <style:style style:name="T11" style:family="text">
      <style:text-properties officeooo:rsid="002ba716"/>
    </style:style>
    <style:style style:name="T12" style:family="text">
      <style:text-properties officeooo:rsid="002bef72"/>
    </style:style>
    <style:style style:name="T13" style:family="text">
      <style:text-properties officeooo:rsid="002d0cd1"/>
    </style:style>
    <style:style style:name="T14" style:family="text">
      <style:text-properties officeooo:rsid="00313474"/>
    </style:style>
    <style:style style:name="T15" style:family="text">
      <style:text-properties officeooo:rsid="0032f74d"/>
    </style:style>
    <style:style style:name="T16" style:family="text">
      <style:text-properties officeooo:rsid="00371cd6"/>
    </style:style>
    <style:style style:name="T17" style:family="text">
      <style:text-properties officeooo:rsid="0039211c"/>
    </style:style>
    <style:style style:name="T18" style:family="text">
      <style:text-properties officeooo:rsid="0039bdf1"/>
    </style:style>
    <style:style style:name="T19" style:family="text">
      <style:text-properties officeooo:rsid="003bbb12"/>
    </style:style>
    <style:style style:name="T20" style:family="text">
      <style:text-properties officeooo:rsid="003cc8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2"/>
      <text:p text:style-name="P2">IDENTIFICACIÓN DE PRECONCEPTOS</text:p>
      <text:p text:style-name="P2"/>
      <text:p text:style-name="P5"/>
      <text:p text:style-name="P4">Por favor, responde brevemente a las siguientes cuestiones </text:p>
      <text:p text:style-name="P4"/>
      <text:p text:style-name="P4"/>
      <text:list xml:id="list7781987247057696290" text:style-name="L1">
        <text:list-item>
          <text:p text:style-name="P14">¿Qué es <text:span text:style-name="T2">una empresa</text:span>? <text:span text:style-name="T2">¿Qué función tienen las empresas? </text:span></text:p>
        </text:list-item>
      </text:list>
      <text:p text:style-name="P8"><text:tab/>Entidad jurídica o física que ofrece servicios o productos a cambio de recursos <text:tab/>económicos.</text:p>
      <text:p text:style-name="P8"><text:tab/>Generar beneficios para empleados , socios , directivos ….</text:p>
      <text:p text:style-name="P8"><text:tab/>Respetando uno valores <text:tab/>éticos.</text:p>
      <text:list xml:id="list125125571452249" text:continue-numbering="true" text:style-name="L1">
        <text:list-item>
          <text:p text:style-name="P14">¿Qué <text:span text:style-name="T2">hace falta para ser un empresario? ¿en qué se diferencia del propietario de la empresa? </text:span>¿<text:span text:style-name="T3">Puede un gobierno tener empresas</text:span>? Cita alg<text:span text:style-name="T3">ú</text:span>n ejemplo</text:p>
        </text:list-item>
      </text:list>
      <text:p text:style-name="P6"><text:tab/><text:span text:style-name="T11">Hace falta tener iniciativa emprendedora , una idea de negocio y saber como poner <text:tab/>la en practica.</text:span></text:p>
      <text:p text:style-name="P6"><text:tab/><text:span text:style-name="T12">El propietario no tiene por que ser empresario simplemente aporta el capital <text:tab/>económico .</text:span></text:p>
      <text:p text:style-name="P6"><text:tab/><text:span text:style-name="T11">Si hay empresas publicas en <text:s/>casi todos los países <text:s/>del mundo , telefónica sigue <text:tab/>siendo <text:tab/>una empresa publica.</text:span></text:p>
      <text:list xml:id="list125125262320295" text:continue-numbering="true" text:style-name="L1">
        <text:list-item>
          <text:p text:style-name="P14">¿Qué <text:span text:style-name="T3">es la actividad empresarial de un empresa? ¿y su ámbito de actuación?</text:span></text:p>
          <text:p text:style-name="P14"/>
        </text:list-item>
        <text:list-item>
          <text:p text:style-name="P14">¿<text:span text:style-name="T4">En qué se diferencian un monopolio y un oligopólico?</text:span></text:p>
          <text:p text:style-name="P17">Monopolio una empresa controla totalmente el sector en un oligopólico el sector esta controlado por una pocas empresa no por una sola.</text:p>
          <text:p text:style-name="P14"><text:soft-page-break/></text:p>
          <text:p text:style-name="P14"/>
        </text:list-item>
        <text:list-item>
          <text:p text:style-name="P14">¿<text:span text:style-name="T4">A qué se dedican las empresas del sector terciario? ¿y las del secundario?</text:span></text:p>
          <text:p text:style-name="P18">El sector terciario se dedica a la prestación de servicios y el secundario a la fabricación de productor.</text:p>
        </text:list-item>
        <text:list-item>
          <text:p text:style-name="P14">¿Qué es un <text:span text:style-name="T4">organigrama? ¿Sabrías definir el organigrama del IES Serpis?</text:span></text:p>
          <text:p text:style-name="P18">Es la representación jerárquica de la estructura de roles de una empresa.</text:p>
          <text:p text:style-name="P18">No sabría la sabría definir al 100% supongo que sera:</text:p>
          <text:list>
            <text:list-header>
              <text:p text:style-name="P18">Director del centro</text:p>
            </text:list-header>
          </text:list>
        </text:list-item>
      </text:list>
      <text:p text:style-name="P9"><text:tab/><text:tab/>cap de estudis </text:p>
      <text:p text:style-name="P9"><text:tab/><text:tab/>jefe de departamento </text:p>
      <text:p text:style-name="P9"><text:tab/><text:tab/>profesores </text:p>
      <text:p text:style-name="P9"><text:tab/><text:tab/>ampa </text:p>
      <text:list xml:id="list125124991411243" text:continue-numbering="true" text:style-name="L1">
        <text:list-header>
          <text:p text:style-name="P18"/>
          <text:p text:style-name="P18"><text:tab/></text:p>
        </text:list-header>
      </text:list>
      <text:p text:style-name="P9"/>
      <text:p text:style-name="P9"/>
      <text:p text:style-name="P9"/>
      <text:list xml:id="list125125045968119" text:continue-numbering="true" text:style-name="L1">
        <text:list-item>
          <text:p text:style-name="P15"><text:soft-page-break/>¿Qué es un <text:span text:style-name="T9">pedido? ¿En qué se diferencia de una factura?</text:span></text:p>
        </text:list-item>
      </text:list>
      <text:p text:style-name="P7"><text:tab/><text:span text:style-name="T12">Un pedido es la solicitud de un servicio o productos de parte de una empresa a <text:tab/>otra con determinadas condiciones . Este pedido pude rechazado o aceptado.</text:span></text:p>
      <text:p text:style-name="P10">La factura se realiza cuando ese <text:span text:style-name="T20">pedido</text:span> ha sido aceptado <text:span text:style-name="T16">y debe estar valorada.</text:span></text:p>
      <text:list xml:id="list125125902171119" text:continue-numbering="true" text:style-name="L1">
        <text:list-item>
          <text:p text:style-name="P19">¿Para qué se utiliza un albarán? </text:p>
          <text:p text:style-name="P18">Para confirmar la entrega de un pedido y controlar si se ha hecho de manera correcta en cantidades , servicio , fechas ,lugar ...</text:p>
        </text:list-item>
        <text:list-item>
          <text:p text:style-name="P19">¿Cuál es la función de las factura proforma?</text:p>
          <text:p text:style-name="P27">No tiene validez legal pero esta valorada,para justificar gastos. Pagar impuestos; pedir prestamos; pagos en aduanas etc</text:p>
        </text:list-item>
        <text:list-item>
          <text:p text:style-name="P21">¿Conoces algún método de valoración del inventario de una empresa?</text:p>
        </text:list-item>
      </text:list>
      <text:p text:style-name="P10">Solo <text:span text:style-name="T19">conozco </text:span><text:s/>el inventario final que se realiza al final del periodo fiscal de cada año, la fecha varia según <text:span text:style-name="T18">el país.</text:span></text:p>
      <text:list xml:id="list125125133543286" text:continue-numbering="true" text:style-name="L1">
        <text:list-item>
          <text:p text:style-name="P14">¿Qué es u<text:span text:style-name="T5">n ERP?</text:span></text:p>
          <text:p text:style-name="P20">Es un programa que engloba todas las operaciones que puede realizar los trabajadores de la misma.</text:p>
        </text:list-item>
        <text:list-item>
          <text:p text:style-name="P22">¿Qué es un CRM?</text:p>
          <text:p text:style-name="P23">Customer Relationship Management <text:span text:style-name="T13">es una aplicación que permite controlar todas las interacciones entre la empresa y sus usuarios o clientes,</text:span></text:p>
        </text:list-item>
        <text:list-item>
          <text:p text:style-name="P22">¿Qué es un BI?</text:p>
          <text:p text:style-name="P20">No lo se. </text:p>
          <text:p text:style-name="P20"><text:soft-page-break/></text:p>
        </text:list-item>
        <text:list-item>
          <text:p text:style-name="P14">¿<text:span text:style-name="T5">En qué se diferencia el software libre del propietario?</text:span></text:p>
          <text:p text:style-name="P20">En el software libre el código fuente esta al alcance de cualquier usuario para poder modificarlo en el propietario el código fuente esta restringido. </text:p>
        </text:list-item>
        <text:list-item>
          <text:p text:style-name="P28"><text:s/><text:span text:style-name="T6">¿Sabes lo que es un </text:span><text:span text:style-name="T7">mainframe</text:span><text:span text:style-name="T6">?</text:span></text:p>
          <text:p text:style-name="P29"><text:span text:style-name="T15">Son computadoras d</text:span> que utilizan empresas <text:s/>y organizaciones <text:span text:style-name="T15">de investigación </text:span><text:s/>para realizar el procesos de datos a gran escala.</text:p>
          <text:p text:style-name="P29">Estos computadores son muy caras , consumen mucha <text:span text:style-name="T15">energía</text:span> <text:span text:style-name="T15">ademas de ser de gran tamaño.</text:span></text:p>
        </text:list-item>
        <text:list-item>
          <text:p text:style-name="P16">¿Qué <text:span text:style-name="T10">es</text:span> <text:span text:style-name="T6">el </text:span><text:span text:style-name="T7">cloud computing</text:span>?</text:p>
          <text:p text:style-name="P16"><text:s/><text:span text:style-name="T13">P</text:span>ermite ofrecer servicios de computación a través de una red.</text:p>
        </text:list-item>
        <text:list-item>
          <text:p text:style-name="P24"><text:span text:style-name="T6">¿</text:span>Qué quiere decir que un software se adquiere bajo la modalidad SaaS? <text:span text:style-name="T8">¿en qué se diferencia de un modelo IaaS?</text:span></text:p>
        </text:list-item>
        <text:list-item>
          <text:p text:style-name="P19">¿Sabes el nombre de algún ERP?</text:p>
          <text:p text:style-name="P20">Yo trabajo en mi empresa con smart y con vodafone trabajaba con red planet. </text:p>
        </text:list-item>
        <text:list-item>
          <text:p text:style-name="P19">¿Habías oído hablar alguna vez de OpenERP/<text:span text:style-name="T10">Odoo</text:span>?</text:p>
          <text:list>
            <text:list-item>
              <text:list>
                <text:list-header>
                  <text:p text:style-name="P25">Un poco es un erp de codigo libre.</text:p>
                </text:list-header>
              </text:list>
            </text:list-item>
          </text:list>
        </text:list-item>
        <text:list-item>
          <text:p text:style-name="P19">¿Qué sabes de Python?</text:p>
          <text:list>
            <text:list-header>
              <text:p text:style-name="P20">Lenguaje de programación nacido en los años 90 , 100% orientado a objetos </text:p>
            </text:list-header>
          </text:list>
        </text:list-item>
        <text:list-item>
          <text:p text:style-name="P19">¿Qué sabes de PostgresSQL?</text:p>
        </text:list-item>
      </text:list>
      <text:p text:style-name="P12"><text:soft-page-break/>Es un sistema de gestión de bbdd relacionado orientado a objetos y de código libre.</text:p>
      <text:p text:style-name="P10"/>
      <text:p text:style-name="P10"/>
      <text:list xml:id="list125125846519879" text:continue-numbering="true" text:style-name="L1">
        <text:list-item>
          <text:p text:style-name="P26">¿En qué consiste el <text:span text:style-name="T10">patrón de arquitectura</text:span> de programación MVC? ¿Es lo mismo que <text:span text:style-name="T10">la arquitectura </text:span>cliente-servidor?</text:p>
          <text:p text:style-name="P25">Es un paradigma de programación en cual consiste en dividir la estructura del programa en <text:s/>tres partes <text:s/>una para la lógica. otra para la visual <text:s/>y otra para el controlador .</text:p>
        </text:list-item>
      </text:list>
      <text:p text:style-name="P11"><text:tab/>No el modelo <text:span text:style-name="T14">cliente servidor la tareas ser separan entre <text:s/>proveedores del servicio <text:tab/>y clien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shadow="none"/>
      <style:text-properties style:font-name="Arial1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" style:family="paragraph" style:parent-style-name="Standard" style:class="extra">
      <style:paragraph-properties fo:margin-left="0cm" fo:margin-right="0cm" fo:line-height="100%" fo:text-align="start" style:justify-single-word="false" fo:text-indent="0cm" style:auto-text-indent="false"/>
    </style:style>
    <style:style style:name="Tabla_20_Titulo" style:display-name="Tabla Titulo" style:family="paragraph" style:parent-style-name="Table">
      <style:paragraph-properties fo:text-align="center" style:justify-single-word="false"/>
      <style:text-properties fo:font-weight="bold" style:font-weight-asian="bold"/>
    </style:style>
    <style:style style:name="Tabla_20_con_20_viñetas2" style:display-name="Tabla con viñetas2" style:family="paragraph" style:parent-style-name="Standard" style:list-style-name="WW8Num19">
      <style:paragraph-properties fo:margin-left="0.501cm" fo:margin-right="0cm" fo:line-height="100%" fo:text-align="start" style:justify-single-word="false" fo:text-indent="-0.501cm" style:auto-text-indent="false">
        <style:tab-stops>
          <style:tab-stop style:position="0.501cm"/>
        </style:tab-stops>
      </style:paragraph-properties>
      <style:text-properties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Viñetas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Numeracion" style:family="paragraph" style:parent-style-name="Standard" style:class="text">
      <style:paragraph-properties fo:margin-top="0cm" fo:margin-bottom="0.9cm" loext:contextual-spacing="false" fo:text-align="justify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19z0" style:family="text">
      <style:text-properties style:font-name="Wingdings" fo:font-family="Wingdings" style:font-pitch="variable" style:font-charset="x-symbol" fo:font-size="12pt" style:font-size-asian="12pt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9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  <style:text-properties style:font-name="Wingdings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  <style:text-properties style:font-name="Courier New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  <style:text-properties style:font-name="Courier New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855cm" fo:text-indent="-0.635cm" fo:margin-left="8.855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  <style:text-properties style:font-name="Courier New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0.51pt solid #000000" fo:padding-top="0.049cm" fo:padding-bottom="0.049cm" fo:padding-left="0.101cm" fo:padding-right="0.101cm" style:shadow="none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order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Juanvi Saborit <text:tab/><text:tab/>Unidad 0 – Presentación del módulo</text:p>
      </style:header>
      <style:footer>
        <text:p text:style-name="MP2"><text:tab/><text:tab/><text:span text:style-name="MT1">Página</text:span> <text:span text:style-name="MT1"><text:page-number style:num-format="Native Numbering" text:select-page="current">5</text:page-number></text:span><text:span text:style-name="MT1">/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16T21:05:04.71</meta:creation-date>
    <meta:generator>LibreOffice/5.1.6.2$Linux_X86_64 LibreOffice_project/10m0$Build-2</meta:generator>
    <meta:editing-duration>PT3H13M41S</meta:editing-duration>
    <meta:editing-cycles>48</meta:editing-cycles>
    <meta:initial-creator>Juanvi </meta:initial-creator>
    <dc:date>2019-09-26T12:51:24.357372792</dc:date>
    <meta:document-statistic meta:table-count="0" meta:image-count="0" meta:object-count="0" meta:page-count="5" meta:paragraph-count="60" meta:word-count="702" meta:character-count="4129" meta:non-whitespace-character-count="3456"/>
  </office:meta>
</office:document-meta>
</file>